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ClassNameTest_bytes.test_for_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riteClassNameTest_bytes.hex( String h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riteClassNameTest_bytes.hex( byte [ ] byt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riteClassNameTest_bytes.test_bytes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